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outline1">
      <style:graphic-properties fo:min-height="6.427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elp button</text:p>
          </draw:text-box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Lumberhacks 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8">
        <draw:frame presentation:style-name="pr4" draw:layer="layout" svg:width="26cm" svg:height="2.663cm" svg:x="1cm" svg:y="0.837cm" presentation:class="title">
          <draw:text-box>
            <text:p>What we learned</text:p>
          </draw:text-box>
        </draw:frame>
        <draw:frame presentation:style-name="pr5" draw:layer="layout" svg:width="12.687cm" svg:height="1.612cm" svg:x="1cm" svg:y="5.5cm" presentation:class="outline" presentation:user-transformed="true">
          <draw:text-box>
            <text:list text:style-name="L2">
              <text:list-item>
                <text:p>Languages</text:p>
              </text:list-item>
            </text:list>
          </draw:text-box>
        </draw:frame>
        <draw:frame presentation:style-name="pr6" draw:layer="layout" svg:width="12.687cm" svg:height="1.358cm" svg:x="14.322cm" svg:y="5.5cm" presentation:class="outline" presentation:user-transformed="true">
          <draw:text-box>
            <text:list text:style-name="L2">
              <text:list-item>
                <text:p>Libraries</text:p>
              </text:list-item>
            </text:list>
          </draw:text-box>
        </draw:frame>
        <draw:frame presentation:style-name="pr6" draw:layer="layout" svg:width="12.687cm" svg:height="12.377cm" svg:x="14.322cm" svg:y="7.112cm" presentation:class="outline" presentation:user-transformed="true">
          <draw:text-box>
            <text:list text:style-name="L2">
              <text:list-item>
                <text:p>Rpi.GPIO</text:p>
              </text:list-item>
              <text:list-item>
                <text:p>time</text:p>
              </text:list-item>
              <text:list-item>
                <text:p>os</text:p>
              </text:list-item>
              <text:list-item>
                <text:p>subprocess</text:p>
              </text:list-item>
              <text:list-item>
                <text:p>tkinter</text:p>
              </text:list-item>
            </text:list>
          </draw:text-box>
        </draw:frame>
        <draw:frame presentation:style-name="pr6" draw:layer="layout" svg:width="12.687cm" svg:height="12.123cm" svg:x="1cm" svg:y="7.366cm" presentation:class="outline" presentation:user-transformed="true">
          <draw:text-box>
            <text:list text:style-name="L2"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6">
        <draw:frame presentation:style-name="pr4" draw:layer="layout" svg:width="26cm" svg:height="2.663cm" svg:x="1cm" svg:y="0.837cm" presentation:class="title">
          <draw:text-box>
            <text:p>What we learned from Python</text:p>
          </draw:text-box>
        </draw:frame>
        <draw:frame presentation:style-name="pr6" draw:layer="layout" svg:width="11.938cm" svg:height="11.503cm" svg:x="1.016cm" svg:y="7.874cm" presentation:class="outline" presentation:user-transformed="true">
          <draw:text-box>
            <text:list text:style-name="L2">
              <text:list-item>
                <text:p>Make this</text:p>
                <text:p>for str in myStr:</text:p>
                <text:list>
                  <text:list-header>
                    <text:p>print(str)</text:p>
                  </text:list-header>
                </text:list>
              </text:list-item>
            </text:list>
          </draw:text-box>
        </draw:frame>
        <draw:frame presentation:style-name="pr6" draw:layer="layout" svg:width="13.97cm" svg:height="11.43cm" svg:x="12.954cm" svg:y="7.874cm" presentation:class="outline" presentation:user-transformed="true">
          <draw:text-box>
            <text:list text:style-name="L2">
              <text:list-item>
                <text:p>Not this</text:p>
                <text:p>for str in range(0, len(mystr)):</text:p>
                <text:list>
                  <text:list-header>
                    <text:p>print(str)</text:p>
                  </text:list-header>
                </text:list>
                <text:p/>
              </text:list-item>
            </text:list>
          </draw:text-box>
        </draw:frame>
        <draw:frame presentation:style-name="pr6" draw:layer="layout" svg:width="26cm" svg:height="1.778cm" svg:x="0.67cm" svg:y="5.08cm" presentation:class="outline" presentation:user-transformed="true">
          <draw:text-box>
            <text:list text:style-name="L2">
              <text:list-item>
                <text:p>Using python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4T1">
        <draw:frame presentation:style-name="pr4" draw:layer="layout" svg:width="26cm" svg:height="2.663cm" svg:x="1cm" svg:y="0.837cm" presentation:class="title" presentation:user-transformed="true">
          <draw:text-box>
            <text:p>All those librari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pi.GPIO: allows for interaction with the GPIO pins on the raspberry pi.</text:p>
              </text:list-item>
              <text:list-item>
                <text:p>Time: The usual library to interact with time.</text:p>
              </text:list-item>
              <text:list-item>
                <text:p>os: allows for python to interact with the underlying os.</text:p>
              </text:list-item>
              <text:list-item>
                <text:p>subprocess: allows the use of making new subprocess.</text:p>
              </text:list-item>
              <text:list-item>
                <text:p>Twilio: allows to send text message to ph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8" draw:text-style-name="P1" draw:layer="layout" svg:width="26cm" svg:height="14cm" svg:x="1cm" svg:y="5.5cm" presentation:class="subtitle">
          <draw:text-box>
            <text:p>Thank you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3:39:24.394810786</meta:creation-date>
    <meta:editing-duration>PT21M17S</meta:editing-duration>
    <meta:editing-cycles>5</meta:editing-cycles>
    <meta:generator>LibreOffice/5.2.7.2$Linux_ARM_EABI LibreOffice_project/20m0$Build-2</meta:generator>
    <dc:date>2019-04-14T14:00:34.936570791</dc:date>
    <meta:document-statistic meta:object-count="60"/>
  </office:meta>
</office:document-meta>
</file>